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8cf3" officeooo:paragraph-rsid="00018cf3"/>
    </style:style>
    <style:style style:name="P2" style:family="paragraph" style:parent-style-name="Standard">
      <style:paragraph-properties fo:text-align="justify" style:justify-single-word="false"/>
      <style:text-properties officeooo:rsid="00018cf3" officeooo:paragraph-rsid="00018cf3"/>
    </style:style>
    <style:style style:name="P3" style:family="paragraph" style:parent-style-name="Standard">
      <style:paragraph-properties fo:text-align="justify" style:justify-single-word="false"/>
      <style:text-properties officeooo:rsid="00018cf3" officeooo:paragraph-rsid="0003016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18cf3" officeooo:paragraph-rsid="00018cf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40914" officeooo:paragraph-rsid="00040914"/>
    </style:style>
    <style:style style:name="P6" style:family="paragraph" style:parent-style-name="Standard">
      <style:paragraph-properties fo:text-align="justify" style:justify-single-word="false"/>
      <style:text-properties officeooo:paragraph-rsid="00030165"/>
    </style:style>
    <style:style style:name="P7" style:family="paragraph" style:parent-style-name="Standard">
      <style:paragraph-properties fo:text-align="justify" style:justify-single-word="false"/>
      <style:text-properties officeooo:rsid="0007a4fb" officeooo:paragraph-rsid="0007a4fb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018cf3" officeooo:paragraph-rsid="00018cf3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018cf3" officeooo:paragraph-rsid="00040914"/>
    </style:style>
    <style:style style:name="P10" style:family="paragraph" style:parent-style-name="Standard">
      <style:paragraph-properties fo:text-align="justify" style:justify-single-word="false"/>
      <style:text-properties officeooo:rsid="00018cf3" officeooo:paragraph-rsid="00030165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07a4fb" officeooo:paragraph-rsid="0007a4fb"/>
    </style:style>
    <style:style style:name="P12" style:family="paragraph" style:parent-style-name="Standard">
      <style:paragraph-properties fo:text-align="justify" style:justify-single-word="false"/>
      <style:text-properties officeooo:rsid="00030165" officeooo:paragraph-rsid="00030165"/>
    </style:style>
    <style:style style:name="P13" style:family="paragraph" style:parent-style-name="Standard">
      <style:paragraph-properties fo:text-align="justify" style:justify-single-word="false"/>
      <style:text-properties officeooo:rsid="0009db54" officeooo:paragraph-rsid="0009db54"/>
    </style:style>
    <style:style style:name="T1" style:family="text">
      <style:text-properties officeooo:rsid="00030165"/>
    </style:style>
    <style:style style:name="T2" style:family="text">
      <style:text-properties officeooo:rsid="00040914"/>
    </style:style>
    <style:style style:name="T3" style:family="text">
      <style:text-properties officeooo:rsid="0007a4fb"/>
    </style:style>
    <style:style style:name="T4" style:family="text">
      <style:text-properties officeooo:rsid="0008fd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Задание 1: Поиск максимума и минимума радиус векторов в комплексной матрице</text:p>
      <text:p text:style-name="P1"/>
      <text:p text:style-name="P2"><text:s/>Требуется:</text:p>
      <text:list xml:id="list2059412062487947004" text:style-name="L1">
        <text:list-item>
          <text:p text:style-name="P8">Написать программу на языке C/C++ с использованием <text:span text:style-name="T3">библиотеки </text:span>pthread, которая будет находить и распечатывать максимальн<text:span text:style-name="T3">ое</text:span> и минимальн<text:span text:style-name="T3">ое</text:span> <text:span text:style-name="T3">значения в матрице.</text:span> <text:span text:style-name="T3">Необходимо также </text:span>распечатывать позиции, в которых данные значения <text:span text:style-name="T3">были </text:span>найдены. <text:span text:style-name="T3">Предполагается, что программа будет написана так, чтобы максимально использовать ресурс параллелизма имеющийся в вычислительной системе. При написании кода необходимо стремиться минимизировать общее время работы программы.</text:span></text:p>
        </text:list-item>
        <text:list-item>
          <text:p text:style-name="P9">Написать программу на языке C/C++ <text:span text:style-name="T2">БЕЗ использования каких либо механизмов распараллеливания кода, которая делает то же, что и программа из предыдущего пункта.</text:span></text:p>
        </text:list-item>
        <text:list-item>
          <text:p text:style-name="P8">Написать генератор матриц, для проверки работоспособности программы и <text:span text:style-name="T3">последующего </text:span><text:s/>построения график<text:span text:style-name="T3">ов на основе многократных тестовых прогонов программы с разным набором данных на разном числе потоков (имеет смысл создать shell скрипт, который как-раз осуществляет эти многочисленные прогоны)</text:span>.</text:p>
        </text:list-item>
        <text:list-item>
          <text:p text:style-name="P11">Осуществить тестирование имеющегося кода на разном числе процессоров с разным набором входных данных, с целью получить графики зависимости времени решения задачи от различных вариаций параметров.</text:p>
        </text:list-item>
      </text:list>
      <text:p text:style-name="P2"/>
      <text:p text:style-name="P3">Для написания программы предполагается, что матрица хранится в бинарном <text:s/>формате, где в начале <text:span text:style-name="T3">следует </text:span><text:s/><text:span text:style-name="T1">последовательность байт MATRIX (если не следует, то данный файл не может быть интерпретирован как файл с матрицей), далее два числа типа int описывающие размерность матрицы, и затем числа double подряд.</text:span></text:p>
      <text:p text:style-name="P3"/>
      <text:p text:style-name="P12">К сдаваемому заданию приложить описание архитектуры, на которой проводилось тестирование, а так же табличку для диапазона по числу потоков {1,2,3.4,6,8,16,24,32} и <text:s/>по <text:s/>размерности матрицы в предположении, что она квадратная {3,10,100,500,1000,3000,5000,10000}. К табличке добавить поле, <text:s/>«seq» - где указывается время работы программы из пункта 2 на том-же наборе диапазонов размерности матрицы.</text:p>
      <text:p text:style-name="P6"/>
      <text:p text:style-name="P7">Построить графики для срезов по размерности матрицы (фиксируется число потоков) и для срезов по числу <text:span text:style-name="T4">потоков (фиксируется размерность)</text:span> <text:s/>одним <text:span text:style-name="T4">из средств:</text:span> gnuplot, <text:span text:style-name="T4">libreoffice, mathplotlib (библиотека в языке программирования Python).</text:span></text:p>
      <text:p text:style-name="P3"/>
      <text:p text:style-name="P3"/>
      <text:p text:style-name="P13">Время считывания матриц тоже нужно учитывать. График можно не рисаовать.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Nikolaevich Salnikov</meta:initial-creator>
    <meta:creation-date>2015-09-03T17:09:20.183134726</meta:creation-date>
    <dc:date>2016-10-04T17:25:44.603035519</dc:date>
    <meta:editing-duration>PT18M20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287" meta:character-count="2209" meta:non-whitespace-character-count="1928"/>
  </office:meta>
</office:document-meta>
</file>